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SA – Umfrage</text:p>
      <text:p text:style-name="Standard"/>
      <text:p text:style-name="Standard">Name des Spielers:</text:p>
      <text:p text:style-name="Standard"/>
      <text:p text:style-name="Standard">Name des momentanen Charakters:</text:p>
      <text:p text:style-name="Standard"/>
      <text:p text:style-name="Standard">Kurze Beschreibung des Charakters:</text:p>
      <text:p text:style-name="Standard"/>
      <text:p text:style-name="Standard"/>
      <text:p text:style-name="Standard"/>
      <text:p text:style-name="Standard"/>
      <text:p text:style-name="Standard"/>
      <text:p text:style-name="Standard">Es dürfen immer mehrere Antworten angekreuzt werden (wenn es Sinn macht). Bei 0 – 10 Fragen ist 0 sehr wenig, schlecht etc. während 10 perfekt, sehr gut, vollständig ist.</text:p>
      <text:p text:style-name="Standard"/>
      <text:p text:style-name="Standard">Keine Frage ist wertend gemeint, beantwortet sie so, wie ihr wollt, nicht wie ihr denkt, dass ich sie gerne hören würde! Es geht hier um eure persönliche Meinung zur Kampagne. Ich werde die Ergebnisse auch nicht weitergeben, außer ihr erlaubt es mir ausdrücklich.</text:p>
      <text:p text:style-name="Standard"/>
      <text:p text:style-name="Standard">Charakterbezogene Fragen:</text:p>
      <text:p text:style-name="Standard"/>
      <text:p text:style-name="Standard">Ich bin mit meinem momentanen Charakter zufrieden:</text:p>
      <text:p text:style-name="Standard"/>
      <text:p text:style-name="Standard">0<text:tab/>1<text:tab/>2<text:tab/>3<text:tab/>4<text:tab/>5<text:tab/>6<text:tab/>7<text:tab/>8<text:tab/>9<text:tab/>10</text:p>
      <text:p text:style-name="Standard"/>
      <text:p text:style-name="Standard">Warum/Warum nicht?</text:p>
      <text:p text:style-name="Standard"/>
      <text:p text:style-name="Standard"/>
      <text:p text:style-name="Standard"/>
      <text:p text:style-name="Standard"/>
      <text:p text:style-name="Standard">Mein Charakter hat für mich genug Hintergrundgeschichte / Story-Potential:</text:p>
      <text:p text:style-name="Standard"/>
      <text:p text:style-name="Standard">0<text:tab/>1<text:tab/>2<text:tab/>3<text:tab/>4<text:tab/>5<text:tab/>6<text:tab/>7<text:tab/>8<text:tab/>9<text:tab/>10</text:p>
      <text:p text:style-name="Standard"/>
      <text:p text:style-name="Standard">Mir ist der Hintergrund meines Charakters wichtig, er soll ins Spiel eingebunden werden.</text:p>
      <text:p text:style-name="Standard"/>
      <text:p text:style-name="Standard">0<text:tab/>1<text:tab/>2<text:tab/>3<text:tab/>4<text:tab/>5<text:tab/>6<text:tab/>7<text:tab/>8<text:tab/>9<text:tab/>10</text:p>
      <text:p text:style-name="Standard"/>
      <text:p text:style-name="Standard">Bisher wurde mein Charakterhintergrund</text:p>
      <text:p text:style-name="Standard">( ) zu wenig<text:tab/>( ) wenig<text:tab/>( ) genau richtig<text:tab/>( ) viel<text:tab/><text:tab/>( ) zu viel</text:p>
      <text:p text:style-name="Standard">eingebunden.</text:p>
      <text:p text:style-name="Standard"/>
      <text:p text:style-name="Standard">Dieser wichtige Punkt / Wunsch meines Charakters wurde noch nicht angesprochen:</text:p>
      <text:p text:style-name="Standard"/>
      <text:p text:style-name="Standard"/>
      <text:p text:style-name="Standard"/>
      <text:p text:style-name="Standard">Ich will, dass mein Charakter sich weiterentwickelt, durch moralische Dilemma, etc.</text:p>
      <text:p text:style-name="Standard"/>
      <text:p text:style-name="Standard">0<text:tab/>1<text:tab/>2<text:tab/>3<text:tab/>4<text:tab/>5<text:tab/>6<text:tab/>7<text:tab/>8<text:tab/>9<text:tab/>10</text:p>
      <text:p text:style-name="P1">Meine Rolle im Spiel:</text:p>
      <text:p text:style-name="Standard"/>
      <text:p text:style-name="Standard">Ich fühle mich in der Gruppe wohl:</text:p>
      <text:p text:style-name="Standard"/>
      <text:p text:style-name="Standard">0<text:tab/>1<text:tab/>2<text:tab/>3<text:tab/>4<text:tab/>5<text:tab/>6<text:tab/>7<text:tab/>8<text:tab/>9<text:tab/>10</text:p>
      <text:p text:style-name="Standard"/>
      <text:p text:style-name="Standard">Die Gruppenharmonie stimmt:</text:p>
      <text:p text:style-name="Standard"/>
      <text:p text:style-name="Standard">0<text:tab/>1<text:tab/>2<text:tab/>3<text:tab/>4<text:tab/>5<text:tab/>6<text:tab/>7<text:tab/>8<text:tab/>9<text:tab/>10</text:p>
      <text:p text:style-name="Standard"/>
      <text:p text:style-name="Standard">Warum / Warum nicht?</text:p>
      <text:p text:style-name="Standard"/>
      <text:p text:style-name="Standard"/>
      <text:p text:style-name="Standard"/>
      <text:p text:style-name="Standard"/>
      <text:p text:style-name="Standard">Mir ist Atmosphäre / Stimmung am Spieltisch wichtig:</text:p>
      <text:p text:style-name="Standard"/>
      <text:p text:style-name="Standard">0<text:tab/>1<text:tab/>2<text:tab/>3<text:tab/>4<text:tab/>5<text:tab/>6<text:tab/>7<text:tab/>8<text:tab/>9<text:tab/>10</text:p>
      <text:p text:style-name="Standard"/>
      <text:p text:style-name="Standard">Die Atmosphäre am Spieltisch gefällt mir:</text:p>
      <text:p text:style-name="Standard"/>
      <text:p text:style-name="Standard">0<text:tab/>1<text:tab/>2<text:tab/>3<text:tab/>4<text:tab/>5<text:tab/>6<text:tab/>7<text:tab/>8<text:tab/>9<text:tab/>10</text:p>
      <text:p text:style-name="Standard"/>
      <text:p text:style-name="Standard">Ich finde, die Gruppe sollte „Atmokiller“ bestrafen:</text:p>
      <text:p text:style-name="Standard"/>
      <text:p text:style-name="Standard">0<text:tab/>1<text:tab/>2<text:tab/>3<text:tab/>4<text:tab/>5<text:tab/>6<text:tab/>7<text:tab/>8<text:tab/>9<text:tab/>10</text:p>
      <text:p text:style-name="Standard"/>
      <text:p text:style-name="Standard"/>
      <text:p text:style-name="Standard"/>
      <text:p text:style-name="Standard">Ich will im Spiel aktiv handeln und nicht reagieren:</text:p>
      <text:p text:style-name="Standard"/>
      <text:p text:style-name="Standard">0<text:tab/>1<text:tab/>2<text:tab/>3<text:tab/>4<text:tab/>5<text:tab/>6<text:tab/>7<text:tab/>8<text:tab/>9<text:tab/>10</text:p>
      <text:p text:style-name="Standard"/>
      <text:p text:style-name="Standard">Momentan fühle ich mich gut ins Spielgeschehen eingebunden:</text:p>
      <text:p text:style-name="Standard"/>
      <text:p text:style-name="Standard">0<text:tab/>1<text:tab/>2<text:tab/>3<text:tab/>4<text:tab/>5<text:tab/>6<text:tab/>7<text:tab/>8<text:tab/>9<text:tab/>10</text:p>
      <text:p text:style-name="Standard"/>
      <text:p text:style-name="Standard">Ich fühle mich nicht gut eingebunden, weil:</text:p>
      <text:p text:style-name="Standard"/>
      <text:p text:style-name="Standard">( ) Es zu wenig Szenen für meinen Charakter gibt.</text:p>
      <text:p text:style-name="Standard">( ) Ich zu wenig direkt angespielt werde.</text:p>
      <text:p text:style-name="Standard">( ) Andere sich in den Vordergrund drängen.</text:p>
      <text:p text:style-name="Standard">( ) Die Abenteuer mir nicht liegen.</text:p>
      <text:p text:style-name="Standard">( ) Die Abenteuer nicht zu meinem Charakter passen.</text:p>
      <text:p text:style-name="Standard">( ) Der SL mich zu oft ignoriert.</text:p>
      <text:p text:style-name="Standard"/>
      <text:p text:style-name="Standard">Ich würde folgendes gerne ändern, um mehr integriert zu sein:</text:p>
      <text:p text:style-name="Standard"/>
      <text:p text:style-name="Standard"/>
      <text:p text:style-name="Standard"/>
      <text:p text:style-name="Standard"/>
      <text:p text:style-name="Standard"/>
      <text:p text:style-name="Standard"><text:soft-page-break/>Ich will mich auch außerhalb des Spieltisches mit unserem gemeinsamen In-Time-Universum beschäftigen:</text:p>
      <text:p text:style-name="Standard"/>
      <text:p text:style-name="Standard">0<text:tab/>1<text:tab/>2<text:tab/>3<text:tab/>4<text:tab/>5<text:tab/>6<text:tab/>7<text:tab/>8<text:tab/>9<text:tab/>10</text:p>
      <text:p text:style-name="Standard"/>
      <text:p text:style-name="Standard">Ich will mehr an der Umwelt (Akademie, etc.) gestalten:</text:p>
      <text:p text:style-name="Standard"/>
      <text:p text:style-name="Standard">0<text:tab/>1<text:tab/>2<text:tab/>3<text:tab/>4<text:tab/>5<text:tab/>6<text:tab/>7<text:tab/>8<text:tab/>9<text:tab/>10 </text:p>
      <text:p text:style-name="Standard"/>
      <text:p text:style-name="Standard">Ich halte Tagebücher für eine gute Idee:</text:p>
      <text:p text:style-name="Standard"/>
      <text:p text:style-name="Standard">0<text:tab/>1<text:tab/>2<text:tab/>3<text:tab/>4<text:tab/>5<text:tab/>6<text:tab/>7<text:tab/>8<text:tab/>9<text:tab/>10</text:p>
      <text:p text:style-name="Standard"/>
      <text:p text:style-name="Standard">Ich bin bereit, weiter Tagebücher zu schreiben:</text:p>
      <text:p text:style-name="Standard"/>
      <text:p text:style-name="Standard">0<text:tab/>1<text:tab/>2<text:tab/>3<text:tab/>4<text:tab/>5<text:tab/>6<text:tab/>7<text:tab/>8<text:tab/>9<text:tab/>10</text:p>
      <text:p text:style-name="Standard"/>
      <text:p text:style-name="Standard">Ich lese die Tagebücher:</text:p>
      <text:p text:style-name="Standard"/>
      <text:p text:style-name="Standard">ja<text:tab/><text:tab/>nein</text:p>
      <text:p text:style-name="Standard"/>
      <text:p text:style-name="Standard"/>
      <text:p text:style-name="Standard"/>
      <text:p text:style-name="Standard">Kampagne / Meister:</text:p>
      <text:p text:style-name="Standard"/>
      <text:p text:style-name="Standard">Mir gefällt die Kampagne bisher:</text:p>
      <text:p text:style-name="Standard"/>
      <text:p text:style-name="Standard">0<text:tab/>1<text:tab/>2<text:tab/>3<text:tab/>4<text:tab/>5<text:tab/>6<text:tab/>7<text:tab/>8<text:tab/>9<text:tab/>10</text:p>
      <text:p text:style-name="Standard"/>
      <text:p text:style-name="Standard">Das Railroading war OK:</text:p>
      <text:p text:style-name="Standard"/>
      <text:p text:style-name="Standard">0<text:tab/>1<text:tab/>2<text:tab/>3<text:tab/>4<text:tab/>5<text:tab/>6<text:tab/>7<text:tab/>8<text:tab/>9<text:tab/>10</text:p>
      <text:p text:style-name="Standard"/>
      <text:p text:style-name="Standard">Ich will mehr Freiheiten:</text:p>
      <text:p text:style-name="Standard"/>
      <text:p text:style-name="Standard">0<text:tab/>1<text:tab/>2<text:tab/>3<text:tab/>4<text:tab/>5<text:tab/>6<text:tab/>7<text:tab/>8<text:tab/>9<text:tab/>10</text:p>
      <text:p text:style-name="Standard"/>
      <text:p text:style-name="Standard">Wir gestalten das Abenteuer aktiv mit und treffen Entscheidungen, die den Abenteuerverlauf ändern.</text:p>
      <text:p text:style-name="Standard"/>
      <text:p text:style-name="Standard">0<text:tab/>1<text:tab/>2<text:tab/>3<text:tab/>4<text:tab/>5<text:tab/>6<text:tab/>7<text:tab/>8<text:tab/>9<text:tab/>10</text:p>
      <text:p text:style-name="Standard"/>
      <text:p text:style-name="Standard">Die NPCs waren lebendig und nachvollziehbar:</text:p>
      <text:p text:style-name="Standard"/>
      <text:p text:style-name="Standard">0<text:tab/>1<text:tab/>2<text:tab/>3<text:tab/>4<text:tab/>5<text:tab/>6<text:tab/>7<text:tab/>8<text:tab/>9<text:tab/>10</text:p>
      <text:p text:style-name="Standard"/>
      <text:p text:style-name="Standard">Ich habe das Gefühl, dass Aventurien auch abseits des Spielgeschehens lebt:</text:p>
      <text:p text:style-name="Standard"/>
      <text:p text:style-name="Standard">0<text:tab/>1<text:tab/>2<text:tab/>3<text:tab/>4<text:tab/>5<text:tab/>6<text:tab/>7<text:tab/>8<text:tab/>9<text:tab/>10</text:p>
      <text:p text:style-name="Standard"/>
      <text:p text:style-name="Standard"/>
      <text:p text:style-name="Standard"/>
      <text:p text:style-name="Standard"><text:soft-page-break/>Mir gefällt die Atmosphäre / Immersion:</text:p>
      <text:p text:style-name="Standard"/>
      <text:p text:style-name="Standard">0<text:tab/>1<text:tab/>2<text:tab/>3<text:tab/>4<text:tab/>5<text:tab/>6<text:tab/>7<text:tab/>8<text:tab/>9<text:tab/>10</text:p>
      <text:p text:style-name="Standard"/>
      <text:p text:style-name="Standard">Der SL beschreibt die Spielwelt gut, so dass wir alle Informationen haben, die wir brauchen:</text:p>
      <text:p text:style-name="Standard"/>
      <text:p text:style-name="Standard">0<text:tab/>1<text:tab/>2<text:tab/>3<text:tab/>4<text:tab/>5<text:tab/>6<text:tab/>7<text:tab/>8<text:tab/>9<text:tab/>10</text:p>
      <text:p text:style-name="Standard"/>
      <text:p text:style-name="Standard">Der SL ist fair und spielt nicht gegen die Helden (außer er verkörpert gegnerische NSCs):</text:p>
      <text:p text:style-name="Standard"/>
      <text:p text:style-name="Standard">0<text:tab/>1<text:tab/>2<text:tab/>3<text:tab/>4<text:tab/>5<text:tab/>6<text:tab/>7<text:tab/>8<text:tab/>9<text:tab/>10</text:p>
      <text:p text:style-name="Standard"/>
      <text:p text:style-name="Standard">Der SL hört zu und reagiert auf den Input der Spieler:</text:p>
      <text:p text:style-name="Standard"/>
      <text:p text:style-name="Standard">0<text:tab/>1<text:tab/>2<text:tab/>3<text:tab/>4<text:tab/>5<text:tab/>6<text:tab/>7<text:tab/>8<text:tab/>9<text:tab/>10</text:p>
      <text:p text:style-name="Standard"/>
      <text:p text:style-name="Standard">Der SL hat Favoriten und zwar:</text:p>
      <text:p text:style-name="Standard"/>
      <text:p text:style-name="Standard"/>
      <text:p text:style-name="Standard"/>
      <text:p text:style-name="Standard">Ich will mehr:</text:p>
      <text:section text:style-name="Sect1" text:name="Section1">
        <text:p text:style-name="Standard">( ) Kampf</text:p>
        <text:p text:style-name="Standard">( ) Soziale Interaktion</text:p>
        <text:p text:style-name="Standard">( ) Rätsel</text:p>
        <text:p text:style-name="Standard">( ) Planung / Logistik</text:p>
        <text:p text:style-name="Standard">( ) Sightseeing</text:p>
        <text:p text:style-name="Standard">( ) Magie</text:p>
        <text:p text:style-name="Standard">( ) Götter</text:p>
        <text:p text:style-name="Standard">( ) Freiheiten</text:p>
        <text:p text:style-name="Standard">( ) Railroading</text:p>
        <text:p text:style-name="Standard">( ) persönliche Geschichten</text:p>
        <text:p text:style-name="Standard">( ) Epik</text:p>
        <text:p text:style-name="Standard">etc (bitte angeben)</text:p>
        <text:p text:style-name="Standard">( )</text:p>
        <text:p text:style-name="Standard">( )</text:p>
        <text:p text:style-name="Standard">( )</text:p>
        <text:p text:style-name="Standard">( )</text:p>
      </text:section>
      <text:p text:style-name="Standard"/>
      <text:p text:style-name="Standard">Darin ist der SL sehr gu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as muss der SL auf jeden Fall verbesser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Mein Charakterhintergrund (bitte vor allem Spielrelevante Dinge, die eurer Meinung nach noch nicht genug angesprochen wurd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as will ich unbedingt noch los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3T10:09:51.70</meta:creation-date>
    <dc:date>2014-01-14T12:11:06.09</dc:date>
    <meta:editing-duration>PT2H10M13S</meta:editing-duration>
    <meta:editing-cycles>2</meta:editing-cycles>
    <meta:generator>OpenOffice.org/3.4.1$Win32 OpenOffice.org_project/341m1$Build-9593</meta:generator>
    <meta:document-statistic meta:table-count="0" meta:image-count="0" meta:object-count="0" meta:page-count="5" meta:paragraph-count="97" meta:word-count="789" meta:character-count="3657"/>
  </office:meta>
</office:document-meta>
</file>